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Betreff">
      <style:text-properties fo:font-weight="bold" style:font-weight-asian="bold" style:font-weight-complex="bold"/>
    </style:style>
    <style:style style:name="P2" style:family="paragraph" style:parent-style-name="Absender_5f_im_5f_Empfängerfeld">
      <style:text-properties style:font-name="Nimbus Roman No9 L3"/>
    </style:style>
    <style:style style:name="P3" style:family="paragraph" style:parent-style-name="Addressee">
      <style:text-properties fo:font-weight="normal" style:font-weight-asian="normal" style:font-weight-complex="normal"/>
    </style:style>
    <style:style style:name="P4" style:family="paragraph" style:parent-style-name="Addressee">
      <style:text-properties fo:font-weight="bold" style:font-weight-asian="bold" style:font-weight-complex="bold"/>
    </style:style>
    <style:style style:name="P5" style:family="paragraph" style:parent-style-name="Datum">
      <style:text-properties fo:font-weight="normal" style:font-weight-asian="normal" style:font-weight-complex="normal"/>
    </style:style>
    <style:style style:name="P6" style:family="paragraph" style:parent-style-name="Text" style:master-page-name=""/>
    <style:style style:name="P7" style:family="paragraph" style:parent-style-name="Text">
      <style:paragraph-properties fo:text-align="start" style:justify-single-word="false"/>
    </style:style>
    <style:style style:name="T1" style:family="text">
      <style:text-properties style:font-name-asian="Garamond" style:font-name-complex="Garamond"/>
    </style:style>
    <style:style style:name="fr1"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4" text:anchor-type="paragraph" svg:x="0.076cm" svg:y="6.302cm" svg:width="15.859cm" draw:z-index="4"><draw:text-box fo:min-height="0.741cm"><text:p text:style-name="P1"/><text:p text:style-name="P1">Hans Kelsen: A New Science of Politics</text:p></draw:text-box></draw:frame><draw:frame draw:style-name="fr2" draw:name="Rahmen5" text:anchor-type="paragraph" svg:x="0.023cm" svg:y="0.007cm" svg:width="7.959cm" draw:z-index="3"><draw:text-box fo:min-height="0.854cm"><text:p text:style-name="P2">Eckhart Arnold <text:span text:style-name="T1">·</text:span> Leichlinger Str. 6 · 40591 Düsseldorf</text:p></draw:text-box></draw:frame><draw:frame draw:style-name="fr2" draw:name="Rahmen1" text:anchor-type="paragraph" svg:x="0.025cm" svg:y="0.827cm" svg:width="7.622cm" draw:z-index="0"><draw:text-box fo:min-height="3.24cm"><text:p text:style-name="P3">Prof. Dr. Agostino Carrino</text:p><text:p text:style-name="P3">Via Antonio Bertoloni 47</text:p><text:p text:style-name="P3">0197 Rom</text:p><text:p text:style-name="P4">Italien</text:p></draw:text-box></draw:frame><draw:frame draw:style-name="fr3" draw:name="Rahmen2" text:anchor-type="paragraph" svg:x="9.458cm" svg:y="0.007cm" svg:width="6.532cm" draw:z-index="1"><draw:text-box fo:min-height="5.135cm"><text:p text:style-name="Sender">Eckhart Arnold<text:line-break/>Leichlinger Straße 6<text:line-break/>40591 Düsseldorf</text:p><text:p text:style-name="Sender">Tel.: <text:tab/> 0211 / 16 75 179<text:line-break/>Mobil: 0179 / 64 50 192<text:line-break/>E-Mail: <text:a xlink:type="simple" xlink:href="mailto:eckhart_arnold@hotmail.com">eckhart_arnold@hotmail.com<text:line-break/></text:a>Web:<text:tab/> <text:a xlink:type="simple" xlink:href="http://www.eckhartarnold.de/">www.eckhartarnold.de</text:a></text:p></draw:text-box></draw:frame><draw:frame draw:style-name="fr2" draw:name="Rahmen3" text:anchor-type="paragraph" svg:x="8.292cm" svg:y="5.457cm" svg:width="7.721cm" draw:z-index="2"><draw:text-box fo:min-height="0.714cm"><text:p text:style-name="P5">11.7.2005</text:p></draw:text-box></draw:frame></text:p>
      <text:p text:style-name="Text">Sehr geehrter Herr Professor Carrino,</text:p>
      <text:p text:style-name="Text"/>
      <text:p text:style-name="P6">Da ich gesehen habe, dass Sie auf deutsch publiziert haben und ich selbst leider kein Italienisch spreche, erlaube ich mir, mich in deutscher Sprache an Sie zu wenden. Vom Hans Kelsen Institut in Wien habe ich soeben die Mitteilung erhalten, dass Sie eine italienische Übersetzung von Hans Kelsens „A New Science of Politics“ herausgeben möchten. Darüber bin ich hocherfreut, denn ich hoffe natürlich, dass das Werk, dessen englische Ausgabe ich editiert habe, möglichst weite Verbreitung findet. </text:p>
      <text:p text:style-name="Text">Den internationalen Vertrieb des Buches, einschließlich von Lizenz-Ausgaben für Übersetzungen, hat der ontos-Verlag in Frankfurt übernommen. Daher habe ich mir erlaubt, Ihre Adresse an Herrn Dr. Hüntelmann vom ontos-Verlag weiterzuleiten, der in Kürze Kontakt zu Ihnen aufnehmen wird. Herr Hüntelmann hat mir auch versprochen, Ihnen ein Exemplar des Werkes zukommen zu lassen. Weil mir selbst die Autorenexemplare gerade ausgegangen sind, kann ich diesem Brief vorerst nur das Manuskript zu einem Vortrag beilegen, den ich über Kelsens Voegelin-Kritik gehalten habe. Der Vortrag gibt, nach einer Einleitung zu Voegelin, eine knappe Übersicht über Kelsens wichtigste Argumente gegen Voegelin und kann Ihnen auf diese Weise vielleicht schon einmal vorläufigen Eindruck davon geben, worum es in Kelsens Buch geht. Da es sich um ein Vortragsmanuskript handelt, das nicht zur Veröffentlichung in einer wissenschaftlichen Zeitschrift bestimmt war, fehlen die sonst üblichen Literaturangaben. Ich bitte das zu entschuldigen. Sollten Sie zu dem Kelsen-Band, der hoffentlich sehr bald bei Ihnen eintreffen wird, noch Fragen haben, stehe ich Ihnen immer gerne zur Verfügung.</text:p>
      <text:p text:style-name="Text">Ansonsten hoffe ich sehr, dass ihr Vorhaben, eine italienische Ausgabe des Bandes zu besorgen, von Erfolg gekrönt sein wird, und wünsche Ihnen dazu gutes Gelingen.</text:p>
      <text:p text:style-name="Text"/>
      <text:p text:style-name="Text">Mit freundlichen Grüßen</text:p>
      <text:p text:style-name="Text"/>
      <text:p text:style-name="Text"/>
      <text:p text:style-name="P7">Eckhart Arnold<text:line-break/></text:p>
      <text:p text:style-name="Text"><text:line-break/></text:p>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7-11T14:49:40</meta:creation-date>
    <dc:date>2005-07-11T20:20:48</dc:date>
    <meta:print-date>2005-07-11T20:17:19</meta:print-date>
    <dc:language>de-DE</dc:language>
    <meta:editing-cycles>7</meta:editing-cycles>
    <meta:editing-duration>PT3H39M4S</meta:editing-duration>
    <meta:template xlink:type="simple" xlink:actuate="onRequest" xlink:role="template" xlink:href="../../../../.openoffice.org%25USERDIR2.0/user/template/Briefkopf_EA.ott" xlink:title="Briefkopf_EA" meta:date="2005-07-11T14:49:40"/>
    <meta:user-defined meta:name="Info 1"/>
    <meta:user-defined meta:name="Info 2"/>
    <meta:user-defined meta:name="Info 3"/>
    <meta:user-defined meta:name="Info 4"/>
    <meta:document-statistic meta:table-count="0" meta:image-count="0" meta:object-count="0" meta:page-count="2" meta:paragraph-count="16" meta:word-count="331" meta:character-count="2228"/>
  </office:meta>
</office:document-meta>
</file>